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5" table:default-cell-style-name="ce4"/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Run time in seconds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>
            <text:p>NP / Voxel size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6T18:32:31.649919070</meta:creation-date>
    <dc:date>2022-11-06T19:07:20.654476402</dc:date>
    <meta:editing-duration>PT14M27S</meta:editing-duration>
    <meta:editing-cycles>3</meta:editing-cycles>
    <meta:generator>LibreOffice/6.0.7.3$Linux_X86_64 LibreOffice_project/00m0$Build-3</meta:generator>
    <meta:document-statistic meta:table-count="1" meta:cell-count="31" meta:object-count="0"/>
  </office:meta>
</office:document-meta>
</file>